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--------------------------------------------------------------------</text:p>
      <text:p text:style-name="Preformatted_20_Text">-- <text:s/>BASE DE DATOS EmpresasTEIS</text:p>
      <text:p text:style-name="Preformatted_20_Text">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PREGUNTAS NIVEL FÁCIL</text:p>
      <text:p text:style-name="Preformatted_20_Text">--------------------------------------------------------------------------------------------------------</text:p>
      <text:p text:style-name="Preformatted_20_Text">-- Sobre 1 tabla</text:p>
      <text:p text:style-name="Preformatted_20_Text">--------------------------------------------------------------------------------------------------------</text:p>
      <text:p text:style-name="Preformatted_20_Text">-- <text:s/>1. Obtén todos los productos.</text:p>
      <text:p text:style-name="Preformatted_20_Text"/>
      <text:p text:style-name="Preformatted_20_Text">-- <text:s/>2. Muestra los nombres de todos los administradores.</text:p>
      <text:p text:style-name="Preformatted_20_Text"/>
      <text:p text:style-name="Preformatted_20_Text">-- <text:s/>3. Lista todos los usuarios registrados.</text:p>
      <text:p text:style-name="Preformatted_20_Text"/>
      <text:p text:style-name="Preformatted_20_Text">-- <text:s/>4. Muestra los envíos y su estado.</text:p>
      <text:p text:style-name="Preformatted_20_Text"/>
      <text:p text:style-name="Preformatted_20_Text">-- <text:s/>5. Obtén todas las ventas realizadas.</text:p>
      <text:p text:style-name="Preformatted_20_Text"/>
      <text:p text:style-name="Preformatted_20_Text">-- <text:s/>6. Lista los productos cuyo precio sea mayor de 10€.</text:p>
      <text:p text:style-name="Preformatted_20_Text"/>
      <text:p text:style-name="Preformatted_20_Text">-- <text:s/>7. Muestra los usuarios cuyo número de teléfono empieza por “6”.</text:p>
      <text:p text:style-name="Preformatted_20_Text"/>
      <text:p text:style-name="Preformatted_20_Text">-- <text:s/>8. Lista los nombres y correos de los administradores.</text:p>
      <text:p text:style-name="Preformatted_20_Text"/>
      <text:p text:style-name="Preformatted_20_Text">-- <text:s/>9. Obtén todas las ventas hechas en el año 2024.</text:p>
      <text:p text:style-name="Preformatted_20_Text"/>
      <text:p text:style-name="Preformatted_20_Text">-- 10. Muestra los productos ordenados por precio ascendente.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2 tablas</text:p>
      <text:p text:style-name="Preformatted_20_Text">--------------------------------------------------------------------------------------------------------</text:p>
      <text:p text:style-name="Preformatted_20_Text">-- <text:s/>1. Muestra el nombre del producto y el nombre del administrador que lo gestiona.</text:p>
      <text:p text:style-name="Preformatted_20_Text"/>
      <text:p text:style-name="Preformatted_20_Text">-- <text:s/>2. Lista las ventas junto con el nombre del usuario que la realizó.</text:p>
      <text:p text:style-name="Preformatted_20_Text"/>
      <text:p text:style-name="Preformatted_20_Text">-- <text:s/>3. Lista las ventas y muestra el estado del envío asociado.</text:p>
      <text:p text:style-name="Preformatted_20_Text"/>
      <text:p text:style-name="Preformatted_20_Text">-- <text:s/>4. Muestra el nombre del administrador y los productos que administra.</text:p>
      <text:p text:style-name="Preformatted_20_Text"/>
      <text:p text:style-name="Preformatted_20_Text">-- <text:s/>5. Lista los nombres de los usuarios y el total de ventas que hicieron (sin agrupar).</text:p>
      <text:p text:style-name="Preformatted_20_Text"/>
      <text:p text:style-name="Preformatted_20_Text">-- <text:s/>6. Muestra cada venta junto con el ID del producto comprado.</text:p>
      <text:p text:style-name="Preformatted_20_Text"/>
      <text:p text:style-name="Preformatted_20_Text">-- <text:s/>7. Muestra todos los productos incluidos en alguna venta.</text:p>
      <text:p text:style-name="Preformatted_20_Text"/>
      <text:p text:style-name="Preformatted_20_Text">-- <text:s/>8. Muestra las ventas y el teléfono del usuario.</text:p>
      <text:p text:style-name="Preformatted_20_Text"/>
      <text:p text:style-name="Preformatted_20_Text">-- <text:s/>9. Obtén el nombre del administrador asociado a cada venta.</text:p>
      <text:p text:style-name="Preformatted_20_Text"/>
      <text:p text:style-name="Preformatted_20_Text">-- 10. Muestra los envíos vinculados a ventas realizadas por el usuario 1.</text:p>
      <text:p text:style-name="Preformatted_20_Text"/>
      <text:p text:style-name="Preformatted_20_Text"/>
      <text:p text:style-name="Preformatted_20_Text"><text:soft-page-break/>--------------------------------------------------------------------------------------------------------</text:p>
      <text:p text:style-name="Preformatted_20_Text">-- Sobre 3 tablas</text:p>
      <text:p text:style-name="Preformatted_20_Text">--------------------------------------------------------------------------------------------------------</text:p>
      <text:p text:style-name="Preformatted_20_Text">-- <text:s/>1. Muestra el nombre del producto, cantidad comprada y fecha de venta.</text:p>
      <text:p text:style-name="Preformatted_20_Text"/>
      <text:p text:style-name="Preformatted_20_Text">-- <text:s/>2. Lista el usuario, el producto comprado y su cantidad.</text:p>
      <text:p text:style-name="Preformatted_20_Text"/>
      <text:p text:style-name="Preformatted_20_Text">-- <text:s/>3. Muestra administrador, venta y estado del envío.</text:p>
      <text:p text:style-name="Preformatted_20_Text"/>
      <text:p text:style-name="Preformatted_20_Text">-- <text:s/>4. Lista usuario, fecha de venta y producto comprado.</text:p>
      <text:p text:style-name="Preformatted_20_Text"/>
      <text:p text:style-name="Preformatted_20_Text">-- <text:s/>5. Muestra producto, administrador responsable y usuario comprador.</text:p>
      <text:p text:style-name="Preformatted_20_Text"/>
      <text:p text:style-name="Preformatted_20_Text">-- <text:s/>6. Obtén usuario, venta e información del envío.</text:p>
      <text:p text:style-name="Preformatted_20_Text"/>
      <text:p text:style-name="Preformatted_20_Text">-- <text:s/>7. Muestra producto, venta y cantidad comprada.</text:p>
      <text:p text:style-name="Preformatted_20_Text"/>
      <text:p text:style-name="Preformatted_20_Text">-- <text:s/>8. Lista administrador, producto y ventas relacionadas.</text:p>
      <text:p text:style-name="Preformatted_20_Text"/>
      <text:p text:style-name="Preformatted_20_Text">-- <text:s/>9. Muestra usuario, venta y producto ordenado por fecha.</text:p>
      <text:p text:style-name="Preformatted_20_Text"/>
      <text:p text:style-name="Preformatted_20_Text">-- 10. Muestra producto, cantidad total y estado del envío.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4 tablas</text:p>
      <text:p text:style-name="Preformatted_20_Text">--------------------------------------------------------------------------------------------------------</text:p>
      <text:p text:style-name="Preformatted_20_Text">-- <text:s/>1. Muestra en cada venta: usuario, producto, cantidad y fecha de venta.</text:p>
      <text:p text:style-name="Preformatted_20_Text"/>
      <text:p text:style-name="Preformatted_20_Text">-- <text:s/>2. Lista administrador, usuario, producto y fecha.</text:p>
      <text:p text:style-name="Preformatted_20_Text"/>
      <text:p text:style-name="Preformatted_20_Text">-- <text:s/>3. Muestra venta, producto, envío y administrador asociado.</text:p>
      <text:p text:style-name="Preformatted_20_Text"/>
      <text:p text:style-name="Preformatted_20_Text">-- <text:s/>4. Lista usuario, venta, producto y estado del envío.</text:p>
      <text:p text:style-name="Preformatted_20_Text"/>
      <text:p text:style-name="Preformatted_20_Text">-- <text:s/>5. Obtén administrador, producto, venta y cantidad comprada.</text:p>
      <text:p text:style-name="Preformatted_20_Text"/>
      <text:p text:style-name="Preformatted_20_Text">-- <text:s/>6. Muestra usuario, venta, envío y estado.</text:p>
      <text:p text:style-name="Preformatted_20_Text"/>
      <text:p text:style-name="Preformatted_20_Text">-- <text:s/>7. Lista administrador, venta, envío y producto comprado.</text:p>
      <text:p text:style-name="Preformatted_20_Text"/>
      <text:p text:style-name="Preformatted_20_Text">-- <text:s/>8. Muestra usuario, producto, administrador y teléfono del usuario.</text:p>
      <text:p text:style-name="Preformatted_20_Text"/>
      <text:p text:style-name="Preformatted_20_Text">-- <text:s/>9. Lista producto, usuario, venta y camion utilizado.</text:p>
      <text:p text:style-name="Preformatted_20_Text"/>
      <text:p text:style-name="Preformatted_20_Text">-- 10. Muestra todo el detalle posible de una venta: usuario, producto, administrador y envío.</text:p>
      <text:p text:style-name="Preformatted_20_Text"/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PREGUNTAS NIVEL MEDIO</text:p>
      <text:p text:style-name="Preformatted_20_Text">--------------------------------------------------------------------------------------------------------</text:p>
      <text:p text:style-name="Preformatted_20_Text">-- Sobre 1 tabla</text:p>
      <text:p text:style-name="Preformatted_20_Text">--------------------------------------------------------------------------------------------------------</text:p>
      <text:p text:style-name="Preformatted_20_Text">-- <text:s/>1. Obtén los productos cuyo precio esté entre 10 y 50€.</text:p>
      <text:p text:style-name="Preformatted_20_Text"/>
      <text:p text:style-name="Preformatted_20_Text"><text:soft-page-break/>-- <text:s/>2. Muestra los usuarios cuyo DNI contenga la letra "T".</text:p>
      <text:p text:style-name="Preformatted_20_Text"/>
      <text:p text:style-name="Preformatted_20_Text">-- <text:s/>3. Lista las ventas realizadas en los últimos 30 días.</text:p>
      <text:p text:style-name="Preformatted_20_Text"/>
      <text:p text:style-name="Preformatted_20_Text">-- <text:s/>4. Muestra productos con nombre que contenga “a” o “o”.</text:p>
      <text:p text:style-name="Preformatted_20_Text"/>
      <text:p text:style-name="Preformatted_20_Text">-- <text:s/>5. Encuentra administradores cuyo email termine en “.es”.</text:p>
      <text:p text:style-name="Preformatted_20_Text"/>
      <text:p text:style-name="Preformatted_20_Text">-- <text:s/>6. Lista usuarios ordenados por nombre descendente.</text:p>
      <text:p text:style-name="Preformatted_20_Text"/>
      <text:p text:style-name="Preformatted_20_Text">-- <text:s/>7. Obtén los productos cuyo precio sea superior al precio medio.</text:p>
      <text:p text:style-name="Preformatted_20_Text"/>
      <text:p text:style-name="Preformatted_20_Text">-- <text:s/>8. Busca ventas cuya cantidad total sea mayor de 2 unidades.</text:p>
      <text:p text:style-name="Preformatted_20_Text"/>
      <text:p text:style-name="Preformatted_20_Text">-- <text:s/>9. Muestra productos cuyo nombre tenga más de 8 caracteres.</text:p>
      <text:p text:style-name="Preformatted_20_Text"/>
      <text:p text:style-name="Preformatted_20_Text">-- 10. Encuentra usuarios con teléfono de 9 cifras.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2 tablas</text:p>
      <text:p text:style-name="Preformatted_20_Text">--------------------------------------------------------------------------------------------------------</text:p>
      <text:p text:style-name="Preformatted_20_Text">-- <text:s/>1. Muestra productos y administradores solo si el precio supera 20€.</text:p>
      <text:p text:style-name="Preformatted_20_Text"/>
      <text:p text:style-name="Preformatted_20_Text">-- <text:s/>2. Lista ventas con nombre del usuario cuyo nombre empiece por “M”.</text:p>
      <text:p text:style-name="Preformatted_20_Text"/>
      <text:p text:style-name="Preformatted_20_Text">-- <text:s/>3. Obtén ventas y estado del envío filtrando solo estado “Entregado”.</text:p>
      <text:p text:style-name="Preformatted_20_Text"/>
      <text:p text:style-name="Preformatted_20_Text">-- <text:s/>4. Muestra administrador y productos administrados cuyo precio sea &gt; 30€.</text:p>
      <text:p text:style-name="Preformatted_20_Text"/>
      <text:p text:style-name="Preformatted_20_Text">-- <text:s/>5. Lista usuarios que hayan realizado alguna venta.</text:p>
      <text:p text:style-name="Preformatted_20_Text"/>
      <text:p text:style-name="Preformatted_20_Text">-- <text:s/>6. Muestra ventas y productos asociados con cantidad total &gt; 2.</text:p>
      <text:p text:style-name="Preformatted_20_Text"/>
      <text:p text:style-name="Preformatted_20_Text">-- <text:s/>7. Lista productos que nunca han sido vendidos.</text:p>
      <text:p text:style-name="Preformatted_20_Text"/>
      <text:p text:style-name="Preformatted_20_Text">-- <text:s/>8. Muestra usuarios sin número de teléfono registrado.</text:p>
      <text:p text:style-name="Preformatted_20_Text"/>
      <text:p text:style-name="Preformatted_20_Text">-- <text:s/>9. Lista administradores que gestionan más de 2 productos.</text:p>
      <text:p text:style-name="Preformatted_20_Text"/>
      <text:p text:style-name="Preformatted_20_Text">-- 10. Obtén ventas cuyos usuarios tengan DNI que termine en “X”.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3 tablas</text:p>
      <text:p text:style-name="Preformatted_20_Text">--------------------------------------------------------------------------------------------------------</text:p>
      <text:p text:style-name="Preformatted_20_Text">-- <text:s/>1. Muestra usuario, producto y fecha de venta realizadas en 2024.</text:p>
      <text:p text:style-name="Preformatted_20_Text"/>
      <text:p text:style-name="Preformatted_20_Text">-- <text:s/>2. Lista productos vendidos por cada administrador.</text:p>
      <text:p text:style-name="Preformatted_20_Text"/>
      <text:p text:style-name="Preformatted_20_Text">-- <text:s/>3. Muestra usuario, venta y estado del envío cuando la cantidad total sea &gt; 1.</text:p>
      <text:p text:style-name="Preformatted_20_Text"/>
      <text:p text:style-name="Preformatted_20_Text">-- <text:s/>4. Lista producto, administrador y cantidad comprada ordenados por cantidad.</text:p>
      <text:p text:style-name="Preformatted_20_Text"/>
      <text:p text:style-name="Preformatted_20_Text">-- <text:s/>5. Obtén usuarios que hayan comprado más de un producto en la misma venta.</text:p>
      <text:p text:style-name="Preformatted_20_Text"/>
      <text:p text:style-name="Preformatted_20_Text">-- <text:s/>6. Muestra ventas gestionadas por cada administrador con envío “En camino”.</text:p>
      <text:p text:style-name="Preformatted_20_Text"/>
      <text:p text:style-name="Preformatted_20_Text">-- <text:s/>7. Lista productos vendidos a usuarios cuyo nombre empiece por “C”.</text:p>
      <text:p text:style-name="Preformatted_20_Text"><text:soft-page-break/></text:p>
      <text:p text:style-name="Preformatted_20_Text">-- <text:s/>8. Muestra administrador, venta y productos de ventas posteriores a 2023.</text:p>
      <text:p text:style-name="Preformatted_20_Text"/>
      <text:p text:style-name="Preformatted_20_Text">-- <text:s/>9. Lista ventas con productos cuyo precio sea mayor que 35€.</text:p>
      <text:p text:style-name="Preformatted_20_Text"/>
      <text:p text:style-name="Preformatted_20_Text">-- 10. Muestra usuario, venta y producto ordenados por fecha de forma ascendente.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4 tablas</text:p>
      <text:p text:style-name="Preformatted_20_Text">--------------------------------------------------------------------------------------------------------</text:p>
      <text:p text:style-name="Preformatted_20_Text">-- <text:s/>1. Muestra usuario, producto, venta y envío de ventas del administrador 1.</text:p>
      <text:p text:style-name="Preformatted_20_Text"/>
      <text:p text:style-name="Preformatted_20_Text">-- <text:s/>2. Lista administrador, usuario, producto y cantidad para ventas &gt; 1 unidad.</text:p>
      <text:p text:style-name="Preformatted_20_Text"/>
      <text:p text:style-name="Preformatted_20_Text">-- <text:s/>3. Obtén todas las ventas completas cuya fecha sea de 2023.</text:p>
      <text:p text:style-name="Preformatted_20_Text"/>
      <text:p text:style-name="Preformatted_20_Text">-- <text:s/>4. Muestra administrador, venta, estado del envío y producto comprado.</text:p>
      <text:p text:style-name="Preformatted_20_Text"/>
      <text:p text:style-name="Preformatted_20_Text">-- <text:s/>5. Lista usuario, envío, administrador y productos con precio &gt; 40€.</text:p>
      <text:p text:style-name="Preformatted_20_Text"/>
      <text:p text:style-name="Preformatted_20_Text">-- <text:s/>6. Obtén ventas donde intervengan productos administrados por el administrador 3.</text:p>
      <text:p text:style-name="Preformatted_20_Text"/>
      <text:p text:style-name="Preformatted_20_Text">-- <text:s/>7. Muestra usuario, envío, producto y administrador ordenados por nombre del usuario.</text:p>
      <text:p text:style-name="Preformatted_20_Text"/>
      <text:p text:style-name="Preformatted_20_Text">-- <text:s/>8. Lista productos, ventas, envíos y administradores solo si la cantidad total supera 2.</text:p>
      <text:p text:style-name="Preformatted_20_Text"/>
      <text:p text:style-name="Preformatted_20_Text">-- <text:s/>9. Muestra información completa de ventas hechas por usuarios cuyo DNI contenga “F”.</text:p>
      <text:p text:style-name="Preformatted_20_Text"/>
      <text:p text:style-name="Preformatted_20_Text">-- 10. Obtén ventas completas donde el camión del envío sea 2.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PREGUNTAS NIVEL DIFÍCIL</text:p>
      <text:p text:style-name="Preformatted_20_Text">--------------------------------------------------------------------------------------------------------</text:p>
      <text:p text:style-name="Preformatted_20_Text">-- Sobre 1 tabla</text:p>
      <text:p text:style-name="Preformatted_20_Text">--------------------------------------------------------------------------------------------------------</text:p>
      <text:p text:style-name="Preformatted_20_Text">-- <text:s/>1. Obtén el producto más caro.</text:p>
      <text:p text:style-name="Preformatted_20_Text"/>
      <text:p text:style-name="Preformatted_20_Text">-- <text:s/>2. Calcula el precio medio, mínimo y máximo de los productos.</text:p>
      <text:p text:style-name="Preformatted_20_Text"/>
      <text:p text:style-name="Preformatted_20_Text">-- <text:s/>3. Lista administradores cuyo email sea único dentro de la tabla.</text:p>
      <text:p text:style-name="Preformatted_20_Text"/>
      <text:p text:style-name="Preformatted_20_Text">-- <text:s/>4. Muestra usuarios cuyo DNI siga el patrón “^[0-9]{8}[A-Z]$”.</text:p>
      <text:p text:style-name="Preformatted_20_Text"/>
      <text:p text:style-name="Preformatted_20_Text">-- <text:s/>5. Obtén las 3 ventas más recientes.</text:p>
      <text:p text:style-name="Preformatted_20_Text"/>
      <text:p text:style-name="Preformatted_20_Text">-- <text:s/>6. Muestra productos cuyo precio sea superior al 75% del precio máximo.</text:p>
      <text:p text:style-name="Preformatted_20_Text"/>
      <text:p text:style-name="Preformatted_20_Text">-- <text:s/>7. Encuentra usuarios con nombres duplicados.</text:p>
      <text:p text:style-name="Preformatted_20_Text"/>
      <text:p text:style-name="Preformatted_20_Text">-- <text:s/>8. Muestra productos cuyo nombre tenga exactamente 5 caracteres.</text:p>
      <text:p text:style-name="Preformatted_20_Text"/>
      <text:p text:style-name="Preformatted_20_Text">-- <text:s/>9. Lista ventas cuyo día de la semana sea lunes.</text:p>
      <text:p text:style-name="Preformatted_20_Text"><text:soft-page-break/></text:p>
      <text:p text:style-name="Preformatted_20_Text">-- 10. Obtén productos cuyo precio supere la media + desviación estándar.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2 tablas</text:p>
      <text:p text:style-name="Preformatted_20_Text">--------------------------------------------------------------------------------------------------------</text:p>
      <text:p text:style-name="Preformatted_20_Text">-- <text:s/>1. Lista administradores que no gestionan ningún producto.</text:p>
      <text:p text:style-name="Preformatted_20_Text"/>
      <text:p text:style-name="Preformatted_20_Text">-- <text:s/>2. Obtén usuarios que han realizado ventas pero solo una vez.</text:p>
      <text:p text:style-name="Preformatted_20_Text"/>
      <text:p text:style-name="Preformatted_20_Text">-- <text:s/>3. Encuentra productos vendidos a través de envíos “Cancelado”.</text:p>
      <text:p text:style-name="Preformatted_20_Text"/>
      <text:p text:style-name="Preformatted_20_Text">-- <text:s/>4. Lista todos los usuarios que han comprado productos administrados por el administrador 2.</text:p>
      <text:p text:style-name="Preformatted_20_Text"/>
      <text:p text:style-name="Preformatted_20_Text">-- <text:s/>5. Obtén la venta de mayor importe (cantidad × precio).</text:p>
      <text:p text:style-name="Preformatted_20_Text"/>
      <text:p text:style-name="Preformatted_20_Text">-- <text:s/>6. Muestra administradores cuyos productos nunca han sido vendidos.</text:p>
      <text:p text:style-name="Preformatted_20_Text"/>
      <text:p text:style-name="Preformatted_20_Text">-- <text:s/>7. Lista usuarios con más de una venta asociada.</text:p>
      <text:p text:style-name="Preformatted_20_Text"/>
      <text:p text:style-name="Preformatted_20_Text">-- <text:s/>8. Obtén ventas cuyo administrador no coincide con el del producto comprado.</text:p>
      <text:p text:style-name="Preformatted_20_Text"/>
      <text:p text:style-name="Preformatted_20_Text">-- <text:s/>9. Lista productos vendidos por usuarios cuyo DNI sea letra par (A–Z pares).</text:p>
      <text:p text:style-name="Preformatted_20_Text"/>
      <text:p text:style-name="Preformatted_20_Text">-- 10. Obtén envíos que fueron usados en más de 2 ventas.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3 tablas</text:p>
      <text:p text:style-name="Preformatted_20_Text">--------------------------------------------------------------------------------------------------------</text:p>
      <text:p text:style-name="Preformatted_20_Text">-- <text:s/>1. Calcula la facturación total por administrador.</text:p>
      <text:p text:style-name="Preformatted_20_Text"/>
      <text:p text:style-name="Preformatted_20_Text">-- <text:s/>2. Lista el usuario que más productos compró en total.</text:p>
      <text:p text:style-name="Preformatted_20_Text"/>
      <text:p text:style-name="Preformatted_20_Text">-- <text:s/>3. Encuentra el administrador cuyos productos fueron más vendidos.</text:p>
      <text:p text:style-name="Preformatted_20_Text"/>
      <text:p text:style-name="Preformatted_20_Text">-- <text:s/>4. Muestra usuarios que compraron productos de al menos 2 administradores diferentes.</text:p>
      <text:p text:style-name="Preformatted_20_Text"/>
      <text:p text:style-name="Preformatted_20_Text">-- <text:s/>5. Lista productos vendidos en envíos cuyo camión termine en número par.</text:p>
      <text:p text:style-name="Preformatted_20_Text"/>
      <text:p text:style-name="Preformatted_20_Text">-- <text:s/>6. Calcula ventas por mes mostrando usuario, total y número de productos.</text:p>
      <text:p text:style-name="Preformatted_20_Text"/>
      <text:p text:style-name="Preformatted_20_Text">-- <text:s/>7. Obtén el producto con mayor cantidad total vendida.</text:p>
      <text:p text:style-name="Preformatted_20_Text"/>
      <text:p text:style-name="Preformatted_20_Text">-- <text:s/>8. Muestra ventas donde el precio total (precio×cantidad) supere la media general.</text:p>
      <text:p text:style-name="Preformatted_20_Text"/>
      <text:p text:style-name="Preformatted_20_Text">-- <text:s/>9. Lista usuarios que realizaron ventas en distintos años.</text:p>
      <text:p text:style-name="Preformatted_20_Text"/>
      <text:p text:style-name="Preformatted_20_Text">-- 10. Encuentra administradores cuyos usuarios compraron más de 4 productos en total.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Sobre 4 tablas</text:p>
      <text:p text:style-name="Preformatted_20_Text">--------------------------------------------------------------------------------------------------------</text:p>
      <text:p text:style-name="Preformatted_20_Text">-- <text:s/>1. Calcula facturación total (precio × cantidad) por usuario.</text:p>
      <text:p text:style-name="Preformatted_20_Text"><text:soft-page-break/></text:p>
      <text:p text:style-name="Preformatted_20_Text">-- <text:s/>2. Calcula facturación total por administrador y estado de envío.</text:p>
      <text:p text:style-name="Preformatted_20_Text"/>
      <text:p text:style-name="Preformatted_20_Text">-- <text:s/>3. Encuentra ventas donde el usuario compró más de 2 productos distintos.</text:p>
      <text:p text:style-name="Preformatted_20_Text"/>
      <text:p text:style-name="Preformatted_20_Text">-- <text:s/>4. Muestra la venta más grande incluyendo todos sus detalles (producto, usuario, admin, envío).</text:p>
      <text:p text:style-name="Preformatted_20_Text"/>
      <text:p text:style-name="Preformatted_20_Text">-- <text:s/>5. Encuentra el producto más rentable según cantidad total vendida.</text:p>
      <text:p text:style-name="Preformatted_20_Text"/>
      <text:p text:style-name="Preformatted_20_Text">-- <text:s/>6. Lista usuarios que hayan comprado productos administrados por más de 2 administradores.</text:p>
      <text:p text:style-name="Preformatted_20_Text"/>
      <text:p text:style-name="Preformatted_20_Text">-- <text:s/>7. Obtén las ventas cuyo envío esté “En camino” y tengan más de un producto.</text:p>
      <text:p text:style-name="Preformatted_20_Text"/>
      <text:p text:style-name="Preformatted_20_Text">-- <text:s/>8. Lista ventas con detalles completos cuyo precio total supere el máximo de 2023.</text:p>
      <text:p text:style-name="Preformatted_20_Text"/>
      <text:p text:style-name="Preformatted_20_Text">-- <text:s/>9. Calcula ranking de productos más vendidos mostrando usuario, administrador y cantidad total.</text:p>
      <text:p text:style-name="Preformatted_20_Text"/>
      <text:p text:style-name="Preformatted_20_Text">-- 10. Muestra ventas completas donde el camión coincida con el número del día de la venta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34:03.685444000</meta:creation-date>
    <dc:date>2025-12-12T15:34:46.532985000</dc:date>
    <meta:editing-duration>PT43S</meta:editing-duration>
    <meta:editing-cycles>1</meta:editing-cycles>
    <meta:document-statistic meta:table-count="0" meta:image-count="0" meta:object-count="0" meta:page-count="6" meta:paragraph-count="165" meta:word-count="1442" meta:character-count="11353" meta:non-whitespace-character-count="9968"/>
    <meta:generator>LibreOffice/25.2.7.2$Windows_X86_64 LibreOffice_project/5cbfd1ab6520636bb5f7b99185aa69bd7456825d</meta:generator>
  </office:meta>
</office:document-meta>
</file>